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color="#FF0000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paragraph" style:family="paragraph">
      <style:paragraph-properties style:vertical-align="baseline" fo:margin-top="0in" fo:margin-bottom="0in"/>
    </style:style>
    <style:style style:name="T5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P6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7" style:parent-style-name="paragraph" style:family="paragraph">
      <style:paragraph-properties style:vertical-align="baseline" fo:margin-top="0in" fo:margin-bottom="0in"/>
    </style:style>
    <style:style style:name="T8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9" style:parent-style-name="eop" style:family="text">
      <style:text-properties style:font-name="Calibri" style:font-name-complex="Calibri" fo:font-size="11pt" style:font-size-asian="11pt" style:font-size-complex="11pt"/>
    </style:style>
    <style:style style:name="P10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11" style:parent-style-name="paragraph" style:family="paragraph">
      <style:paragraph-properties style:vertical-align="baseline" fo:margin-top="0in" fo:margin-bottom="0in"/>
    </style:style>
    <style:style style:name="T12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3" style:parent-style-name="eop" style:family="text">
      <style:text-properties style:font-name="Calibri" style:font-name-complex="Calibri" fo:font-size="11pt" style:font-size-asian="11pt" style:font-size-complex="11pt"/>
    </style:style>
    <style:style style:name="P14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15" style:parent-style-name="paragraph" style:family="paragraph">
      <style:paragraph-properties style:vertical-align="baseline" fo:margin-top="0in" fo:margin-bottom="0in"/>
    </style:style>
    <style:style style:name="T16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P17" style:parent-style-name="paragraph" style:family="paragraph">
      <style:paragraph-properties style:vertical-align="baseline" fo:margin-top="0in" fo:margin-bottom="0in"/>
    </style:style>
    <style:style style:name="T18" style:parent-style-name="eop" style:family="text">
      <style:text-properties style:font-name="Calibri" style:font-name-complex="Calibri" fo:font-size="11pt" style:font-size-asian="11pt" style:font-size-complex="11pt"/>
    </style:style>
    <style:style style:name="P19" style:parent-style-name="paragraph" style:family="paragraph">
      <style:paragraph-properties style:vertical-align="baseline" fo:margin-top="0in" fo:margin-bottom="0in"/>
    </style:style>
    <style:style style:name="T20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21" style:parent-style-name="eop" style:family="text">
      <style:text-properties style:font-name="Calibri" style:font-name-complex="Calibri" fo:font-size="11pt" style:font-size-asian="11pt" style:font-size-complex="11pt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color="#FF0000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DefaultParagraphFont" style:family="text">
      <style:text-properties fo:color="#FF0000"/>
    </style:style>
    <style:style style:name="T26" style:parent-style-name="DefaultParagraphFont" style:family="text">
      <style:text-properties fo:color="#FF0000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Q1.</text:p>
      <text:p text:style-name="Normal">SELECT ship_mode,</text:p>
      <text:p text:style-name="Normal">SUM(quantity) AS total_quantity</text:p>
      <text:p text:style-name="Normal">FROM superstore_yoy</text:p>
      <text:p text:style-name="P2">GROUP BY ship_mode;</text:p>
      <text:p text:style-name="P3">Q2.</text:p>
      <text:p text:style-name="P4"><text:span text:style-name="T5">SELECT postal_code, count(*) as qty</text:span></text:p>
      <text:p text:style-name="P6"/>
      <text:p text:style-name="P7"><text:span text:style-name="T8">FROM superstore_yoy</text:span><text:span text:style-name="T9"> </text:span></text:p>
      <text:p text:style-name="P10"/>
      <text:p text:style-name="P11"><text:span text:style-name="T12">WHERE ship_mode = 'Same Day' or ship_mode = 'First Class'</text:span><text:span text:style-name="T13"> </text:span></text:p>
      <text:p text:style-name="P14"/>
      <text:p text:style-name="P15"><text:span text:style-name="T16">GROUP BY postal_code</text:span></text:p>
      <text:p text:style-name="P17"><text:span text:style-name="T18"> </text:span></text:p>
      <text:p text:style-name="P19"><text:span text:style-name="T20">ORDER BY qty DESC;</text:span><text:span text:style-name="T21"> </text:span></text:p>
      <text:p text:style-name="Normal"><text:s/></text:p>
      <text:p text:style-name="P22">Q3.<text:s/></text:p>
      <text:p text:style-name="Normal">SELECT<text:s/>postal_code,<text:s/>COUNT(*) as qty</text:p>
      <text:p text:style-name="Normal">FROM superstore_yoy</text:p>
      <text:p text:style-name="Normal">WHERE ship_mode ILIKE 'same day' OR ship_mode ILIKE 'first class'</text:p>
      <text:p text:style-name="Normal">GROUP BY<text:s/>postal_code</text:p>
      <text:p text:style-name="P23">HAVING<text:s/>COUNT(*)&gt;10</text:p>
      <text:p text:style-name="Normal">ORDER BY qty DESC;</text:p>
      <text:p text:style-name="P24">Q4.</text:p>
      <text:p text:style-name="Normal">SELECT<text:s/><text:span text:style-name="T25">ship_mode</text:span>, postal_code, COUNT(*) as qty</text:p>
      <text:p text:style-name="Normal">FROM superstore_yoy</text:p>
      <text:p text:style-name="Normal">WHERE ship_mode = 'Same Day' OR ship_mode = 'First Class'</text:p>
      <text:p text:style-name="Normal">GROUP BY postal_code,<text:s/><text:span text:style-name="T26">ship_mode</text:span></text:p>
      <text:p text:style-name="Normal">HAVING COUNT(*)&gt;10</text:p>
      <text:p text:style-name="Normal">ORDER BY qty DESC;</text:p>
      <text:p text:style-name="Normal"/>
      <text:p text:style-name="Normal"/>
      <text:p text:style-name="Normal"/>
      <text:soft-page-break/>
      <text:p text:style-name="P27">Q5.</text:p>
      <text:p text:style-name="Normal">SELECT ship_mode,</text:p>
      <text:p text:style-name="Normal">COUNT(DISTINCT customer_id) as customer_count,</text:p>
      <text:p text:style-name="Normal">COUNT(DISTINCT product_id) as product_count</text:p>
      <text:p text:style-name="Normal">FROM superstore_yoy</text:p>
      <text:p text:style-name="Normal">WHERE ship_mode = 'Same Day' OR ship_mode = 'First Class'</text:p>
      <text:p text:style-name="Normal">GROUP BY ship_mode;Q6.</text:p>
      <text:p text:style-name="P28">Q6.</text:p>
      <text:p text:style-name="Normal">SELECT CASE</text:p>
      <text:p text:style-name="Normal"><text:tab/>WHEN order_date &lt; '2017-12-31' THEN '2017'</text:p>
      <text:p text:style-name="Normal"><text:tab/>WHEN order_date &lt; '2018-12-31' THEN '2018'</text:p>
      <text:p text:style-name="Normal"><text:tab/>WHEN order_date &lt; '2019-12-31' THEN '2019'</text:p>
      <text:p text:style-name="Normal"><text:tab/>ELSE 'Other'</text:p>
      <text:p text:style-name="Normal"><text:tab/>END AS order_year, ROUND(SUM(sales)::numeric,2) as total_sales, SUM(profit) as total_profit</text:p>
      <text:p text:style-name="Normal">FROM superstore_yoy</text:p>
      <text:p text:style-name="Normal">GROUP BY order_date</text:p>
      <text:p text:style-name="Normal">ORDER BY total_profit DESC;</text:p>
      <text:p text:style-name="P29">Q7.</text:p>
      <text:p text:style-name="Normal">SELECT CASE</text:p>
      <text:p text:style-name="Normal"><text:tab/>WHEN order_date &lt; '2017-12-31' THEN '2017'</text:p>
      <text:p text:style-name="Normal"><text:tab/>WHEN order_date &lt; '2018-12-31' THEN '2018'</text:p>
      <text:p text:style-name="Normal"><text:tab/>WHEN order_date &lt; '2019-12-31' THEN '2019'</text:p>
      <text:p text:style-name="Normal"><text:tab/>ELSE 'Other'</text:p>
      <text:p text:style-name="Normal"><text:tab/>END AS order_year, region, ROUND(SUM(sales)::numeric,2) as total_sales,<text:s/></text:p>
      <text:p text:style-name="Normal"><text:tab/>SUM(profit) as total_profit,</text:p>
      <text:p text:style-name="Normal"><text:tab/>ROUND(AVG(discount),2) as avg_discount,</text:p>
      <text:p text:style-name="Normal"><text:tab/>ROUND(STDDEV_pop(discount),2) as std_discount</text:p>
      <text:p text:style-name="Normal">FROM superstore_yoy</text:p>
      <text:p text:style-name="Normal">GROUP BY order_date, region</text:p>
      <text:soft-page-break/>
      <text:p text:style-name="Normal">ORDER BY order_date ASC;</text:p>
      <text:p text:style-name="P30">Q8.</text:p>
      <text:p text:style-name="Normal">SELECT CASE</text:p>
      <text:p text:style-name="Normal"><text:tab/>WHEN sales &gt;= 100 THEN 'Expensive'</text:p>
      <text:p text:style-name="Normal"><text:tab/>WHEN sales &lt;= 50 THEN 'Cheap'</text:p>
      <text:p text:style-name="Normal"><text:tab/>ELSE 'Mid'</text:p>
      <text:p text:style-name="Normal">END AS price_category, product_name, sales, ship_mode</text:p>
      <text:p text:style-name="Normal">FROM superstore_yoy</text:p>
      <text:p text:style-name="Normal">WHERE ship_mode IN ('Same Day','First Class')</text:p>
      <text:p text:style-name="Normal">GROUP BY price_category, product_name, sales, ship_mode;</text:p>
      <text:p text:style-name="P31">Q9.</text:p>
      <text:p text:style-name="P32">Top 10 Sales with First Class or Same Day delivery</text:p>
      <text:p text:style-name="Normal">SELECT CASE</text:p>
      <text:p text:style-name="Normal"><text:tab/>WHEN sales &gt;= 100 THEN 'Expensive'</text:p>
      <text:p text:style-name="Normal"><text:tab/>WHEN sales &lt;= 50 THEN 'Cheap'</text:p>
      <text:p text:style-name="Normal"><text:tab/>ELSE 'Mid'</text:p>
      <text:p text:style-name="Normal">END AS price_category, product_name, sales::numeric::money, ship_mode</text:p>
      <text:p text:style-name="Normal">FROM superstore_yoy</text:p>
      <text:p text:style-name="Normal">WHERE ship_mode IN ('Same Day','First Class')</text:p>
      <text:p text:style-name="Normal">GROUP BY price_category, product_name, sales, ship_mode</text:p>
      <text:p text:style-name="Normal">ORDER BY sales DESC</text:p>
      <text:p text:style-name="Normal">LIMIT 10;</text:p>
      <text:p text:style-name="Normal"/>
      <text:p text:style-name="P33">Bottom 10 Sellers with First Class or Same Day delivery</text:p>
      <text:p text:style-name="Normal">SELECT CASE</text:p>
      <text:p text:style-name="Normal"><text:tab/>WHEN sales &gt;= 100 THEN 'Expensive'</text:p>
      <text:p text:style-name="Normal"><text:tab/>WHEN sales &lt;= 50 THEN 'Cheap'</text:p>
      <text:p text:style-name="Normal"><text:tab/>ELSE 'Mid'</text:p>
      <text:p text:style-name="Normal">END AS price_category, product_name, sales::numeric::money, ship_mode</text:p>
      <text:soft-page-break/>
      <text:p text:style-name="Normal">FROM superstore_yoy</text:p>
      <text:p text:style-name="Normal">WHERE ship_mode IN ('Same Day','First Class')</text:p>
      <text:p text:style-name="Normal">GROUP BY price_category, product_name, sales, ship_mode</text:p>
      <text:p text:style-name="Normal">ORDER BY sales ASC</text:p>
      <text:p text:style-name="Normal">LIMIT 10;</text:p>
      <text:p text:style-name="Normal"/>
      <text:p text:style-name="P34">Top 5<text:s/>most<text:s/>frequently sold items with First Class or Same Day delivery</text:p>
      <text:p text:style-name="Normal">SELECT CASE</text:p>
      <text:p text:style-name="Normal"><text:tab/>WHEN sales &gt;= 100 THEN 'Expensive'</text:p>
      <text:p text:style-name="Normal"><text:tab/>WHEN sales &lt;= 50 THEN 'Cheap'</text:p>
      <text:p text:style-name="Normal"><text:tab/>ELSE 'Mid'</text:p>
      <text:p text:style-name="Normal">END AS price_category, quantity, product_name, sales::numeric::money, ship_mode</text:p>
      <text:p text:style-name="Normal">FROM superstore_yoy</text:p>
      <text:p text:style-name="Normal">WHERE ship_mode IN ('Same Day','First Class')</text:p>
      <text:p text:style-name="Normal">GROUP BY price_category, product_name, sales, ship_mode, quantity</text:p>
      <text:p text:style-name="Normal">ORDER BY quantity DESC</text:p>
      <text:p text:style-name="Normal">LIMIT 5;</text:p>
      <text:p text:style-name="P35">Q10.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SQL LAB 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no Orton-Clarke</meta:initial-creator>
    <dc:creator>Nino Orton-Clarke</dc:creator>
    <meta:creation-date>2022-09-26T10:09:00Z</meta:creation-date>
    <dc:date>2022-09-26T19:41:00Z</dc:date>
    <meta:template xlink:href="Normal" xlink:type="simple"/>
    <meta:editing-cycles>2</meta:editing-cycles>
    <meta:editing-duration>PT24600S</meta:editing-duration>
    <meta:document-statistic meta:page-count="4" meta:paragraph-count="6" meta:word-count="453" meta:character-count="3030" meta:row-count="21" meta:non-whitespace-character-count="2583"/>
  </office:meta>
</office:document-meta>
</file>